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79cm"/>
    </style:style>
    <style:style style:name="co2" style:family="table-column">
      <style:table-column-properties fo:break-before="auto" style:column-width="4.782cm"/>
    </style:style>
    <style:style style:name="co3" style:family="table-column">
      <style:table-column-properties fo:break-before="auto" style:column-width="5.6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2.339cm"/>
    </style:style>
    <style:style style:name="co8" style:family="table-column">
      <style:table-column-properties fo:break-before="auto" style:column-width="3.097cm"/>
    </style:style>
    <style:style style:name="co9" style:family="table-column">
      <style:table-column-properties fo:break-before="auto" style:column-width="3.577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2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yperlink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4">
      <style:table-cell-properties fo:background-color="#b2b2b2" style:text-align-source="fix" style:repeat-content="false"/>
      <style:paragraph-properties fo:text-align="center" fo:margin-left="0cm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12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14"/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e</text:p>
          </table:table-cell>
          <table:table-cell table:style-name="ce1" office:value-type="string" calcext:value-type="string">
            <text:p>Temps reste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Qui</text:p>
          </table:table-cell>
        </table:table-row>
        <table:table-row table:style-name="ro1">
          <table:table-cell table:number-columns-repeated="2" office:value-type="string" calcext:value-type="string">
            <text:p>Base</text:p>
          </table:table-cell>
          <table:table-cell office:value-type="string" calcext:value-type="string">
            <text:p>Table Vill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" table:formula="of:=[.E2]/([.F2]+[.E2])" office:value-type="percentage" office:value="1" calcext:value-type="percentage">
            <text:p>100,00%</text:p>
          </table:table-cell>
          <table:table-cell office:value-type="string" calcext:value-type="string">
            <text:p>Mandres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le Besoi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" table:formula="of:=[.E3]/([.F3]+[.E3])" office:value-type="percentage" office:value="1" calcext:value-type="percentage">
            <text:p>100,00%</text:p>
          </table:table-cell>
          <table:table-cell office:value-type="string" calcext:value-type="string">
            <text:p>Mandres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le d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" table:formula="of:=[.E4]/([.F4]+[.E4])" office:value-type="percentage" office:value="1" calcext:value-type="percentage">
            <text:p>100,00%</text:p>
          </table:table-cell>
          <table:table-cell office:value-type="string" calcext:value-type="string">
            <text:p>Mandres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le attribu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Mandresy</text:p>
          </table:table-cell>
        </table:table-row>
        <table:table-row table:style-name="ro1">
          <table:table-cell table:style-name="ce6" table:number-columns-repeated="6"/>
          <table:table-cell table:style-name="ce18"/>
          <table:table-cell table:style-name="ce6"/>
        </table:table-row>
        <table:table-row table:style-name="ro1">
          <table:table-cell office:value-type="string" calcext:value-type="string">
            <text:p>Template</text:p>
          </table:table-cell>
          <table:table-cell/>
          <table:table-cell office:value-type="string" calcext:value-type="string">
            <text:p>Trouver Templ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table:formula="of:=[.E7]/([.F7]+[.E7])" office:value-type="percentage" office:value="1" calcext:value-type="percentage">
            <text:p>100,00%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table:number-columns-repeated="6"/>
          <table:table-cell table:style-name="ce3" table:formula="of:=[.E8]/([.F8]+[.E8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Modele</text:p>
          </table:table-cell>
          <table:table-cell office:value-type="string" calcext:value-type="string">
            <text:p>Modal.php</text:p>
          </table:table-cell>
          <table:table-cell office:value-type="string" calcext:value-type="string">
            <text:p>Creation d’une page Mod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E9]/([.F9]+[.E9])" office:value-type="string" office:string-value="" calcext:value-type="error">
            <text:p>#DIV/0 !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number-columns-repeated="6"/>
          <table:table-cell table:style-name="ce3" table:formula="of:=[.E10]/([.F10]+[.E10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Accueil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Afficher tableau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E11]/([.F11]+[.E11])" office:value-type="percentage" office:value="1" calcext:value-type="percentage">
            <text:p>100,00%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 office:value-type="string" calcext:value-type="string">
            <text:p>Insertion besoin</text:p>
          </table:table-cell>
          <table:table-cell office:value-type="string" calcext:value-type="string">
            <text:p>Besoin.php</text:p>
          </table:table-cell>
          <table:table-cell office:value-type="string" calcext:value-type="string">
            <text:p>Html Formulair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E13]/([.F13]+[.E13])" office:value-type="string" office:string-value="" calcext:value-type="error">
            <text:p>#DIV/0 !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grationTemplate pour Insertion 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 table:formula="of:=[.E14]/([.F14]+[.E14])" office:value-type="string" office:string-value="" calcext:value-type="error">
            <text:p>#DIV/0 !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/>
          <table:table-cell office:value-type="string" calcext:value-type="string">
            <text:p>Modal</text:p>
          </table:table-cell>
          <table:table-cell office:value-type="string" calcext:value-type="string">
            <text:p>InsertBesoin(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E15]/([.F15]+[.E15])" office:value-type="string" office:string-value="" calcext:value-type="error">
            <text:p>#DIV/0 !</text:p>
          </table:table-cell>
          <table:table-cell office:value-type="string" calcext:value-type="string">
            <text:p>Mandres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AllBesoin(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E16]/([.F16]+[.E16])" office:value-type="string" office:string-value="" calcext:value-type="error">
            <text:p>#DIV/0 !</text:p>
          </table:table-cell>
          <table:table-cell office:value-type="string" calcext:value-type="string">
            <text:p>Mandresy</text:p>
          </table:table-cell>
        </table:table-row>
        <table:table-row table:style-name="ro1">
          <table:table-cell/>
          <table:table-cell office:value-type="string" calcext:value-type="string">
            <text:p>BesoinController</text:p>
          </table:table-cell>
          <table:table-cell office:value-type="string" calcext:value-type="string">
            <text:p>GetAllTreatment(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table:formula="of:=[.E17]/([.F17]+[.E17])" office:value-type="string" office:string-value="" calcext:value-type="error">
            <text:p>#DIV/0 !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Besoin()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office:value-type="string" calcext:value-type="string">
            <text:p>Insertion Don </text:p>
          </table:table-cell>
          <table:table-cell office:value-type="string" calcext:value-type="string">
            <text:p>Don.php</text:p>
          </table:table-cell>
          <table:table-cell office:value-type="string" calcext:value-type="string">
            <text:p>Html Formulaire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gration Template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Modal</text:p>
          </table:table-cell>
          <table:table-cell office:value-type="string" calcext:value-type="string">
            <text:p>InsertionDon()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Html pour afficher stats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gration Template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Modal</text:p>
          </table:table-cell>
          <table:table-cell office:value-type="string" calcext:value-type="string">
            <text:p>CountVille()</text:p>
          </table:table-cell>
          <table:table-cell table:number-columns-repeated="3"/>
          <table:table-cell table:style-name="ce3"/>
          <table:table-cell office:value-type="string" calcext:value-type="string">
            <text:p>Mandres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Besoin()</text:p>
          </table:table-cell>
          <table:table-cell table:number-columns-repeated="3"/>
          <table:table-cell table:style-name="ce3"/>
          <table:table-cell office:value-type="string" calcext:value-type="string">
            <text:p>Mandres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Don()</text:p>
          </table:table-cell>
          <table:table-cell table:number-columns-repeated="3"/>
          <table:table-cell table:style-name="ce3"/>
          <table:table-cell office:value-type="string" calcext:value-type="string">
            <text:p>Mandresy</text:p>
          </table:table-cell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 office:value-type="string" calcext:value-type="string">
            <text:p>Tableau de Bord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Html Tableau 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E29]/([.F29]+[.E29])" office:value-type="string" office:string-value="" calcext:value-type="error">
            <text:p>#DIV/0 !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/>
          <table:table-cell office:value-type="string" calcext:value-type="string">
            <text:p>TableaudeBordController.php</text:p>
          </table:table-cell>
          <table:table-cell office:value-type="string" calcext:value-type="string">
            <text:p>Affiche du tableau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gration Template Logi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 table:formula="of:=[.E31]/([.F31]+[.E31])" office:value-type="string" office:string-value="" calcext:value-type="error">
            <text:p>#DIV/0 !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/>
          <table:table-cell office:value-type="string" calcext:value-type="string">
            <text:p>UserModal</text:p>
          </table:table-cell>
          <table:table-cell office:value-type="string" calcext:value-type="string">
            <text:p>insertAdmin(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E32]/([.F32]+[.E32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dByUsername(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E33]/([.F33]+[.E33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ginController</text:p>
          </table:table-cell>
          <table:table-cell office:value-type="string" calcext:value-type="string">
            <text:p>LoginTreatmentAdmin(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table:formula="of:=[.E34]/([.F34]+[.E34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Configuration Rout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 table:formula="of:=[.E35]/([.F35]+[.E35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36]/([.F36]+[.E36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37]/([.F37]+[.E37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38]/([.F38]+[.E38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39]/([.F39]+[.E39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40]/([.F40]+[.E40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41]/([.F41]+[.E41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42]/([.F42]+[.E42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43]/([.F43]+[.E43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44]/([.F44]+[.E44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45]/([.F45]+[.E45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46]/([.F46]+[.E46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47]/([.F47]+[.E47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48]/([.F48]+[.E48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49]/([.F49]+[.E49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50]/([.F50]+[.E50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51]/([.F51]+[.E51]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vot Table_Sheet1_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ce13"/>
        <table:table-column table:style-name="co11" table:default-cell-style-name="Default"/>
        <table:table-row table:style-name="ro1">
          <table:table-cell table:style-name="ce10" office:value-type="string" calcext:value-type="string">
            <text:p>Data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 table:style-name="ce11" office:value-type="string" calcext:value-type="string">
            <text:p>Sum - Estimation</text:p>
          </table:table-cell>
          <table:table-cell table:style-name="ce15" office:value-type="string" calcext:value-type="string">
            <text:p>Sum - Temps passe</text:p>
          </table:table-cell>
          <table:table-cell table:style-name="ce21" office:value-type="string" calcext:value-type="string">
            <text:p>Sum - Temps reste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Avancement</text:p>
          </table:table-cell>
          <table:table-cell office:value-type="string" calcext:value-type="string">
            <text:p>Depassement</text:p>
          </table:table-cell>
        </table:table-row>
        <table:table-row table:style-name="ro1">
          <table:table-cell table:style-name="ce12" office:value-type="float" office:value="75" calcext:value-type="float">
            <text:p>75</text:p>
          </table:table-cell>
          <table:table-cell table:style-name="ce16" office:value-type="float" office:value="63" calcext:value-type="float">
            <text:p>63</text:p>
          </table:table-cell>
          <table:table-cell table:style-name="ce22" office:value-type="float" office:value="30" calcext:value-type="float">
            <text:p>30</text:p>
          </table:table-cell>
          <table:table-cell table:formula="of:=[.B3]+[.C3]" office:value-type="float" office:value="93" calcext:value-type="float">
            <text:p>93</text:p>
          </table:table-cell>
          <table:table-cell table:formula="of:=[.B3]/([.C3]+[.B3])" office:value-type="percentage" office:value="0.67741935483871" calcext:value-type="percentage">
            <text:p>67,74%</text:p>
          </table:table-cell>
          <table:table-cell table:style-name="ce13" table:formula="of:=[.D3]/[.A3] - 1" office:value-type="percentage" office:value="0.24" calcext:value-type="percentage">
            <text:p>24,00%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vot Table_Sheet1_1" table:style-name="ta1">
        <table:table-column table:style-name="co4" table:default-cell-style-name="ce10"/>
        <table:table-column table:style-name="co8" table:default-cell-style-name="ce36"/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Sum - Estimation</text:p>
          </table:table-cell>
        </table:table-row>
        <table:table-row table:style-name="ro1">
          <table:table-cell table:style-name="ce32" office:value-type="string" calcext:value-type="string">
            <text:p>Elia</text:p>
          </table:table-cell>
          <table:table-cell table:style-name="ce42" office:value-type="float" office:value="45" calcext:value-type="float">
            <text:p>45</text:p>
          </table:table-cell>
        </table:table-row>
        <table:table-row table:style-name="ro1">
          <table:table-cell table:style-name="ce34" office:value-type="string" calcext:value-type="string">
            <text:p>Nomena</text:p>
          </table:table-cell>
          <table:table-cell table:style-name="ce45" office:value-type="float" office:value="30" calcext:value-type="float">
            <text:p>30</text:p>
          </table:table-cell>
        </table:table-row>
        <table:table-row table:style-name="ro1">
          <table:table-cell table:style-name="ce35" office:value-type="string" calcext:value-type="string">
            <text:p>Total Result</text:p>
          </table:table-cell>
          <table:table-cell table:style-name="ce46" office:value-type="float" office:value="75" calcext:value-type="float">
            <text:p>75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4" table:buttons="'Pivot Table_Sheet1_1'.A1" table:show-filter-button="false" table:drill-down-on-double-click="false">
          <table:source-cell-range table:cell-range-address="Sheet1.A1:Sheet1.H1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i" table:orientation="row" table:used-hierarchy="0" table:function="auto">
            <table:data-pilot-level table:show-empty="false" calcext:repeat-item-labels="false">
              <table:data-pilot-members>
                <table:data-pilot-member table:name="Elia" table:display="true" table:show-details="true"/>
                <table:data-pilot-member table:name="Nomena" table:display="true" table:show-details="true"/>
                <table:data-pilot-member table:name="Harena" table:display="true" table:show-details="true"/>
                <table:data-pilot-member table:name="Tendr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stimation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C3" table:buttons="'Pivot Table_Sheet1_2'.A1" table:show-filter-button="false" table:drill-down-on-double-click="false">
          <table:source-cell-range table:cell-range-address="Sheet1.D1:Sheet1.F1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timation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s passe" table:orientation="data" table:used-hierarchy="0" table:function="sum">
            <table:data-pilot-level table:show-empty="false" calcext:repeat-item-labels="false">
              <table:data-pilot-members>
                <table:data-pilot-member table:name="8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s rest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 style:data-style-name="N2" text:time-value="15:24:54.4505920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5:14:16.247218183</meta:creation-date>
    <dc:date>2026-02-16T15:24:44.165450172</dc:date>
    <meta:editing-duration>PT4H34M31S</meta:editing-duration>
    <meta:editing-cycles>8</meta:editing-cycles>
    <meta:generator>LibreOffice/24.2.7.2$Linux_X86_64 LibreOffice_project/420$Build-2</meta:generator>
    <meta:document-statistic meta:table-count="3" meta:cell-count="159" meta:object-count="0"/>
  </office:meta>
</office:document-meta>
</file>